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Segoe UI" fo:font-size="7pt"/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/>
      <style:text-properties style:font-name="Segoe UI" fo:font-size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3:31 PM] Mythili</text:p>
      <text:p text:style-name="P3">-- 1. List all the products<text:line-break/>SELECT * FROM PRODUCT;</text:p>
      <text:p text:style-name="P2"/>
      <text:p text:style-name="P3">-- 2. List product name and product price</text:p>
      <text:p text:style-name="P2"/>
      <text:p text:style-name="P3">-- 3. List all customers</text:p>
      <text:p text:style-name="P2"/>
      <text:p text:style-name="P3">-- 4. List Customername and mobile no</text:p>
      <text:p text:style-name="P2"/>
      <text:p text:style-name="P3">-- 5. List all orders</text:p>
      <text:p text:style-name="P2"/>
      <text:p text:style-name="P3">-- 6. List customer id and orderd date</text:p>
      <text:p text:style-name="P2"/>
      <text:p text:style-name="P3">-- 7. List all the order item</text:p>
      <text:p text:style-name="P2"/>
      <text:p text:style-name="P3">-- 8. List all the product with product id 100</text:p>
      <text:p text:style-name="P2"/>
      <text:p text:style-name="P3">-- 9. List all the info of product with name Vivo V3</text:p>
      <text:p text:style-name="P2"/>
      <text:p text:style-name="P3">-- 10. List pid, productname, price of the phone named "Samsung GalaxyNote-4"</text:p>
      <text:p text:style-name="P2"/>
      <text:p text:style-name="P3">-- 11. Print product info for all the product with category id 2003</text:p>
      <text:p text:style-name="P2"/>
      <text:p text:style-name="P3">-- 12. List all the customers address with city as 'Bangalore'</text:p>
      <text:p text:style-name="P2"/>
      <text:p text:style-name="P3">-- 13. List all the orders which was ordered on '2013-02-02'</text:p>
      <text:p text:style-name="P2"/>
      <text:p text:style-name="P3">-- 14. Print all the orders of the customer with id 1</text:p>
      <text:p text:style-name="P2"/>
      <text:p text:style-name="P3">-- 15. List all the product with company id 1001 or 1002</text:p>
      <text:p text:style-name="P2"/>
      <text:p text:style-name="P3">-- 16. List all the product with price more than 30000</text:p>
      <text:p text:style-name="P2"/>
      <text:p text:style-name="P3"><text:soft-page-break/>-- 17. List all the products of the category id 2001 or 2003 with<text:line-break/>-- the price more than 30000</text:p>
      <text:p text:style-name="P2"/>
      <text:p text:style-name="P3">-- 18. List all the order customer id 1 or 4 ordered on '2013-02-02'<text:line-break/>-- or '2013-02-07'</text:p>
      <text:p text:style-name="P2"/>
      <text:p text:style-name="P3">-- 19. List all the customer whos name starts with character 'A'</text:p>
      <text:p text:style-name="P2"/>
      <text:p text:style-name="P3">-- 20. List all the customer who name ends with character 'i'</text:p>
      <text:p text:style-name="P2"/>
      <text:p text:style-name="P3">-- 21. List all the customer whos name starts with 'R' and ends with 'i'</text:p>
      <text:p text:style-name="P2"/>
      <text:p text:style-name="P3">-- 22. List all the orders for the year 2013</text:p>
      <text:p text:style-name="P2"/>
      <text:p text:style-name="P3">-- 23. List all the products which are not from the category 10001</text:p>
      <text:p text:style-name="P2"/>
      <text:p text:style-name="P3">-- 24. List all the products which are not from the category 10001<text:line-break/>-- or 10003 with the price more than 30000 and product name starts<text:line-break/>-- with '6'</text:p>
      <text:p text:style-name="P2"/>
      <text:p text:style-name="P3">-- 25. List all the customers whos mobile no doesnt start with 9</text:p>
      <text:p text:style-name="P2"/>
      <text:p text:style-name="P3"><text:line-break/>-- 26. List all the nokia phones</text:p>
      <text:p text:style-name="P2"/>
      <text:p text:style-name="P3">-- 27. List all the samsung phones</text:p>
      <text:p text:style-name="P2"/>
      <text:p text:style-name="P3">-- 28. List all the iphone phones</text:p>
      <text:p text:style-name="P2"/>
      <text:p text:style-name="P3">-- 29. List all the customers from Bangalore</text:p>
      <text:p text:style-name="P2"/>
      <text:p text:style-name="P3">-- 30. List all the customers who are not from Bangalore</text:p>
      <text:p text:style-name="P2"/>
      <text:p text:style-name="P3">-- 31. List all the customer who have orderd on the date '2013-02-02'</text:p>
      <text:p text:style-name="P2"/>
      <text:p text:style-name="P3">-- 32. List all the customer who have orderd for phone '6S'</text:p>
      <text:p text:style-name="P2"><text:soft-page-break/></text:p>
      <text:p text:style-name="P3">-- 33. List all the customers who have ordered for Apple I-Pad Mini from bangalore</text:p>
      <text:p text:style-name="P2"/>
      <text:p text:style-name="P3">-- 34. List all the phones which Goutham orderd for</text:p>
      <text:p text:style-name="P2"/>
      <text:p text:style-name="P3">-- 35. List all the phones which Amrutha orderd for in the 2014</text:p>
      <text:p text:style-name="P2"/>
      <text:p text:style-name="P3"><text:line-break/>-- 36. List all the customer who have not bought any product</text:p>
      <text:p text:style-name="P2"/>
      <text:p text:style-name="P3"><text:line-break/>-- 37. List Fav phones of Bangalorean</text:p>
      <text:p text:style-name="P2"/>
      <text:p text:style-name="P3">-- 38. List all the products which were sold in the year 2013</text:p>
      <text:p text:style-name="P2"/>
      <text:p text:style-name="P3">-- 39. List all the Nokia phones orderd by 'Ravi'</text:p>
      <text:p text:style-name="P2"/>
      <text:p text:style-name="P3">-- 40. List all the phones with its company name</text:p>
      <text:p text:style-name="P2"/>
      <text:p text:style-name="P3">-- 41. List companyid, companyname, productname, product price of all products</text:p>
      <text:p text:style-name="P2"/>
      <text:p text:style-name="P3">-- 42. List customer name, stname and city of all the customer.</text:p>
      <text:p text:style-name="P2"/>
      <text:p text:style-name="P3">-- 43. List customer name and customer city of all the customer<text:line-break/>-- who have never bought any product</text:p>
      <text:p text:style-name="P2"/>
      <text:p text:style-name="P3">-- 44. List Customer id, customer name, orderdate, of all the orders</text:p>
      <text:p text:style-name="P2"/>
      <text:p text:style-name="P3">-- 45. List Customer id, customer name, orderdate, company and<text:line-break/>-- product name with qty, price of all the orders</text:p>
      <text:p text:style-name="P2"/>
      <text:p text:style-name="P3">-- 46. List Customer id, customer name, orderdate, company and<text:line-break/>-- product name with qty, price and amount of all the orders<text:line-break/>-- where amount is qty*price</text:p>
      <text:p text:style-name="P2"/>
      <text:p text:style-name="P3"><text:soft-page-break/>/* 47. List Customer id, customer name, orderdate, company and<text:line-break/>product name with qty, price and amount of all the orders<text:line-break/>where amount &gt; 50,000 (amount is qty*price) */</text:p>
      <text:p text:style-name="P2"/>
      <text:p text:style-name="P3"><text:line-break/>/* 48. List customerid, customername, city, companyname, productname,<text:line-break/>qty, price and amount of all the products orderd */</text:p>
      <text:p text:style-name="P2"/>
      <text:p text:style-name="P3"><text:line-break/>/* 49. List all product, company, customer and<text:line-break/>customer address details for all orders<text:line-break/>which were ordered in the year 2014<text:line-break/>*/</text:p>
      <text:p text:style-name="P2"/>
      <text:p text:style-name="P3"><text:line-break/>/* 50. Update amount of order item */</text:p>
      <text:p text:style-name="P2"/>
      <text:p text:style-name="P3">/* 51. Get the total sales based on orderid */</text:p>
      <text:p text:style-name="P2"/>
      <text:p text:style-name="P3">/* 52. Get the total sales based on given month */</text:p>
      <text:p text:style-name="P2"/>
      <text:p text:style-name="P3">/* 53. Get the total sales based on year */</text:p>
      <text:p text:style-name="P2"/>
      <text:p text:style-name="P3">/* 54. Get the total sales based on month and year */</text:p>
      <text:p text:style-name="P2"/>
      <text:p text:style-name="P3">/* 55. Total sales based on product */</text:p>
      <text:p text:style-name="P2"/>
      <text:p text:style-name="P3">/* 56. Total sales based on company */</text:p>
      <text:p text:style-name="P2"/>
      <text:p text:style-name="P3">/* 57. Display top 3 sold mobiles */</text:p>
      <text:p text:style-name="P2"/>
      <text:p text:style-name="P3">/* 58. Top 3 customers based on billing amount */</text:p>
      <text:p text:style-name="P2"/>
      <text:p text:style-name="P3">/* 59. Top 3rd customer based on billing amount */</text:p>
      <text:p text:style-name="P2"/>
      <text:p text:style-name="P3">/* 60. Display all unique phones which are sold */</text:p>
      <text:p text:style-name="P2"/>
      <text:p text:style-name="P3">/* 61. Display all phones which are sold with the no. of quantity */</text:p>
      <text:p text:style-name="P2"><text:soft-page-break/></text:p>
      <text:p text:style-name="P3">/* 62. Name of the top priced phone */</text:p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2:07:37.567000000</meta:creation-date>
    <dc:date>2021-09-23T15:34:41.887000000</dc:date>
    <meta:editing-duration>PT3H27M4S</meta:editing-duration>
    <meta:editing-cycles>1</meta:editing-cycles>
    <meta:document-statistic meta:table-count="0" meta:image-count="0" meta:object-count="0" meta:page-count="5" meta:paragraph-count="63" meta:word-count="751" meta:character-count="3847" meta:non-whitespace-character-count="3153"/>
    <meta:generator>LibreOffice/7.0.4.2$Windows_X86_64 LibreOffice_project/dcf040e67528d9187c66b2379df5ea4407429775</meta:generator>
  </office:meta>
</office:document-meta>
</file>